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3275" officeooo:paragraph-rsid="00133275"/>
    </style:style>
    <style:style style:name="P2" style:family="paragraph" style:parent-style-name="Standard">
      <style:text-properties officeooo:rsid="00149d0e" officeooo:paragraph-rsid="00149d0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mino <text:line-break/>Verif gagnant manche : </text:p>
      <text:p text:style-name="P1">-<text:tab/>Si un joueur n’a plus de domino alors il gagne la partie</text:p>
      <text:p text:style-name="P1">-<text:tab/>Si tous aucun des joueurs ne peuvent jouer alors la partie se termine et le gagnant est celui possedant le moins de point en main</text:p>
      <text:p text:style-name="P1"/>
      <text:p text:style-name="P1"/>
      <text:p text:style-name="P1">Triomino </text:p>
      <text:p text:style-name="P1"><text:s/>Verif gagnant manche : </text:p>
      <text:p text:style-name="P1">-<text:tab/>Si un joueur n’a plus de domino dans sa main alors il gagne la manche avec un bonus de 25 points et ajoute a son score, les points dans les mains des autres joueurs </text:p>
      <text:p text:style-name="P2">-<text:tab/>Si aucun joueur ne peut continuer le jeu, le gagnant est celui ayant le moins de point devant lui, il ajoute a son score les points dans les mains adverse mais sans le bonus des 25 points</text:p>
      <text:p text:style-name="P2"/>
      <text:p text:style-name="P2">Verif gagnant partie </text:p>
      <text:p text:style-name="P2">-<text:tab/>On continue de jouer des manche jusqu’a ce qu’a l’issue d’un d’elle le score de l’un des joueurs ai atteint 400, si il est atteint par plusieurs joueurs alors le gagnant et celui ayant le score le plus elevé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1T23:42:38.841000000</meta:creation-date>
    <dc:date>2018-01-31T23:55:55.138000000</dc:date>
    <meta:editing-duration>PT3M6S</meta:editing-duration>
    <meta:editing-cycles>1</meta:editing-cycles>
    <meta:document-statistic meta:table-count="0" meta:image-count="0" meta:object-count="0" meta:page-count="1" meta:paragraph-count="9" meta:word-count="165" meta:character-count="840" meta:non-whitespace-character-count="676"/>
    <meta:generator>LibreOffice/5.3.7.2$Windows_X86_64 LibreOffice_project/6b8ed514a9f8b44d37a1b96673cbbdd077e24059</meta:generator>
  </office:meta>
</office:document-meta>
</file>